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0bc41" officeooo:paragraph-rsid="0000bc41"/>
    </style:style>
    <style:style style:name="P2" style:family="paragraph" style:parent-style-name="Text_20_body">
      <style:text-properties officeooo:rsid="0000e621" officeooo:paragraph-rsid="0000e621"/>
    </style:style>
    <style:style style:name="P3" style:family="paragraph" style:parent-style-name="Text_20_body">
      <style:text-properties officeooo:rsid="0001d714" officeooo:paragraph-rsid="0001d714"/>
    </style:style>
    <style:style style:name="P4" style:family="paragraph" style:parent-style-name="Text_20_body" style:list-style-name="L1">
      <style:text-properties officeooo:rsid="0000bc41" officeooo:paragraph-rsid="0000bc41"/>
    </style:style>
    <style:style style:name="P5" style:family="paragraph" style:parent-style-name="Text_20_body" style:list-style-name="L2">
      <style:text-properties officeooo:rsid="0000bc41" officeooo:paragraph-rsid="0000bc41"/>
    </style:style>
    <style:style style:name="P6" style:family="paragraph" style:parent-style-name="Text_20_body" style:list-style-name="L3">
      <style:text-properties officeooo:rsid="0003a087" officeooo:paragraph-rsid="0003a087"/>
    </style:style>
    <style:style style:name="P7" style:family="paragraph" style:parent-style-name="Heading_20_1">
      <style:text-properties officeooo:rsid="0000bc41" officeooo:paragraph-rsid="0000bc41"/>
    </style:style>
    <style:style style:name="P8" style:family="paragraph" style:parent-style-name="Heading_20_2">
      <style:text-properties officeooo:rsid="0000e621" officeooo:paragraph-rsid="0000e621"/>
    </style:style>
    <style:style style:name="P9" style:family="paragraph" style:parent-style-name="Heading_20_3" style:list-style-name=""/>
    <style:style style:name="P10" style:family="paragraph" style:parent-style-name="Heading_20_3">
      <style:text-properties officeooo:paragraph-rsid="0003a087"/>
    </style:style>
    <style:style style:name="P11" style:family="paragraph" style:parent-style-name="Heading_20_3">
      <style:paragraph-properties fo:break-before="page"/>
      <style:text-properties officeooo:rsid="0003a087" officeooo:paragraph-rsid="0003a087"/>
    </style:style>
    <style:style style:name="T1" style:family="text">
      <style:text-properties officeooo:rsid="0000e621"/>
    </style:style>
    <style:style style:name="T2" style:family="text">
      <style:text-properties officeooo:rsid="0001d714"/>
    </style:style>
    <style:style style:name="T3" style:family="text">
      <style:text-properties officeooo:rsid="0003a087"/>
    </style:style>
    <style:style style:name="T4" style:family="text">
      <style:text-properties officeooo:rsid="0004282f"/>
    </style:style>
    <style:style style:name="T5" style:family="text">
      <style:text-properties officeooo:rsid="0004c4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Manual de instalación</text:h>
      <text:p text:style-name="P1">Para la instalación de este software, es necesario que tenga instalado Python 3, además de los siguientes paquetes: Django, beautifulsoup4, lxml, Whoosh,<text:span text:style-name="T3"> django-heroku y gunicorn</text:span>.</text:p>
      <text:h text:style-name="Heading_20_3" text:outline-level="3">Instalación de Python.</text:h>
      <text:p text:style-name="P1">La instalación de Python puede depender de su sistema operativo.</text:p>
      <text:p text:style-name="P1">· Instalación en Windows.</text:p>
      <text:p text:style-name="P1">Para la instalación de Python en cualquier versión de Windows, es necesario que vaya a su página oficial: <text:a xlink:type="simple" xlink:href="https://www.python.org/" text:style-name="Internet_20_link" text:visited-style-name="Visited_20_Internet_20_Link">https://www.python.org/</text:a>. En esta página podrá encontrar el instalador de dicho software.</text:p>
      <text:p text:style-name="P1">· Instalación para distribuciones Linux.</text:p>
      <text:p text:style-name="P1">Es muy común que Python venga ya instalado en su sistema operativo si usa una distribución Linux. Si desea comprobarlo, escriba en su terminal:</text:p>
      <text:p text:style-name="P1">$ python<text:span text:style-name="T1">3</text:span> --version</text:p>
      <text:p text:style-name="P1">Esto le indicará qué versión de Python tiene instalado.</text:p>
      <text:p text:style-name="P1">En el caso de que no tenga instalado Python, deberá instalando usando alguno de estos comandos:</text:p>
      <text:list xml:id="list4067421437" text:style-name="L1">
        <text:list-item>
          <text:p text:style-name="P4">Debian o Ubuntu:</text:p>
        </text:list-item>
      </text:list>
      <text:p text:style-name="P1"><text:tab/>$ sudo yum install python<text:span text:style-name="T1">3</text:span></text:p>
      <text:list xml:id="list3732162355" text:style-name="L2">
        <text:list-item>
          <text:p text:style-name="P5">Arch Linux:</text:p>
          <text:p text:style-name="P5">$ sudo pacman -S python<text:span text:style-name="T1">3</text:span></text:p>
        </text:list-item>
        <text:list-item>
          <text:p text:style-name="P5">Fedora</text:p>
          <text:p text:style-name="P5">$ sudo dnf instalar python<text:span text:style-name="T1">3</text:span></text:p>
          <text:p text:style-name="P5">En versiones anteriores de Fedora, puede que salga un error de que no se encuentra el comando ‘dnf’. En ese caso usar ‘yum’ en su lugar.</text:p>
        </text:list-item>
        <text:list-item>
          <text:p text:style-name="P5">openSuse:</text:p>
          <text:p text:style-name="P5">$ sudo zypper install python3</text:p>
        </text:list-item>
      </text:list>
      <text:p text:style-name="P2">Una vez finalizada la instalación, puede lanzar el comando:</text:p>
      <text:p text:style-name="P2">$ python3 --version</text:p>
      <text:p text:style-name="P2">para comprobar que se ha instalado correctamente.</text:p>
      <text:h text:style-name="P9" text:outline-level="3"/>
      <text:h text:style-name="P11" text:outline-level="3">Paquetes</text:h>
      <text:list xml:id="list3722479713" text:style-name="L3">
        <text:list-item>
          <text:p text:style-name="P6">Django: Framework que nos permite desarrollar la web.</text:p>
        </text:list-item>
        <text:list-item>
          <text:p text:style-name="P6">Beautiful Soup: Librería de Python que nos permite analizar y extraer documentos de una página HTML.</text:p>
        </text:list-item>
        <text:list-item>
          <text:p text:style-name="P6">Lxml: Parser para Beautiful Soup que nos permitirá extraer de una forma más rápida los datos.</text:p>
        </text:list-item>
        <text:list-item>
          <text:p text:style-name="P6">Whoosh: Librería que nos permitirá indexar los datos para realizar búsquedas rápidamente.</text:p>
        </text:list-item>
        <text:list-item>
          <text:p text:style-name="P6">Django-heroku: Librería que nos permitirá desplegar nuestro sistema en Heroku. Solo se usa cuando se despliegue la aplicación en un servidor web <text:span text:style-name="T4">de Heroku</text:span>.</text:p>
        </text:list-item>
        <text:list-item>
          <text:p text:style-name="P6">Gunicorn: Servidor web que nos permite desplegar aplicaciones Django. Solo se usa cuando se despliegue la aplicación en un servidor web.</text:p>
        </text:list-item>
      </text:list>
      <text:h text:style-name="P10" text:outline-level="3">Instalación de los paquetes.</text:h>
      <text:p text:style-name="P2">Para instalar los paquetes, se usará el comando ‘pip’, que viene junto con la instalación de Python.</text:p>
      <text:p text:style-name="P2">NOTA: Se puede requerir permisos de superusuario para la instalación de los paquetes.</text:p>
      <text:p text:style-name="P2">Para la instalación de los paquetes, nos podemos ayudar del archivo ‘requirements.txt’ que viene junto al proyecto. Para ello, nos movemos a la carpeta del proyecto con la terminal y ejecutamos:</text:p>
      <text:p text:style-name="P2">$ pip install -r requirements.txt</text:p>
      <text:p text:style-name="P2">No obstante, la instalación de los paquetes también se puede hacer manualmente de la siguiente forma:</text:p>
      <text:p text:style-name="P2">$ pip install Django beautifulsoup4 lxml Whoosh <text:span text:style-name="T3">django-heroku gunicorn</text:span></text:p>
      <text:h text:style-name="P8" text:outline-level="2">Ejecución del software</text:h>
      <text:p text:style-name="P2">Una vez tengamos todos los paquetes instalados, podemos ejecutar el software. Para ello, nos movemos con una terminal a la carpeta del proyecto <text:span text:style-name="T2">y ejecutamos estos tres comandos:</text:span></text:p>
      <text:p text:style-name="P3">$ python3 manage.py <text:span text:style-name="T5">makemigrations</text:span></text:p>
      <text:p text:style-name="P3">$ python3 manage.py <text:span text:style-name="T5">migrate</text:span></text:p>
      <text:p text:style-name="P3">$ python3 manage.py runserver</text:p>
      <text:p text:style-name="P3">Con esto, el software se estará ejecutando en el puerto 8000. Se puede acceder mediante <text:a xlink:type="simple" xlink:href="http://localhost:8000/" text:style-name="Internet_20_link" text:visited-style-name="Visited_20_Internet_20_Link">http://localhost:8000</text:a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18:20.184036698</meta:creation-date>
    <meta:generator>LibreOffice/6.1.4.2$Linux_X86_64 LibreOffice_project/10$Build-2</meta:generator>
    <dc:date>2019-01-22T15:57:36.537286947</dc:date>
    <meta:editing-duration>PT43M4S</meta:editing-duration>
    <meta:editing-cycles>4</meta:editing-cycles>
    <meta:document-statistic meta:table-count="0" meta:image-count="0" meta:object-count="0" meta:page-count="2" meta:paragraph-count="43" meta:word-count="471" meta:character-count="2927" meta:non-whitespace-character-count="2514"/>
  </office:meta>
</office:document-meta>
</file>